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hnschrift" svg:font-family="Bahnschrift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var(--h1-font)" svg:font-family="var(--h1-font)" style:font-family-generic="roman" style:font-pitch="variable"/>
    <style:font-face style:name="var(--h2-font)" svg:font-family="var(--h2-font)" style:font-family-generic="roman" style:font-pitch="variable"/>
  </office:font-face-decls>
  <office:automatic-styles>
    <style:style style:name="P1" style:family="paragraph" style:parent-style-name="Heading_20_2">
      <style:paragraph-properties fo:margin-top="0.494cm" fo:margin-bottom="0.494cm" style:contextual-spacing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list-style-name="WWNum4">
      <loext:graphic-properties draw:fill="solid" draw:fill-color="#ffffff"/>
      <style:paragraph-properties fo:margin-top="0.494cm" fo:margin-bottom="0cm" style:contextual-spacing="false" fo:line-height="100%" fo:background-color="#ffffff"/>
    </style:style>
    <style:style style:name="P4" style:family="paragraph" style:parent-style-name="Standard" style:list-style-name="WWNum4">
      <loext:graphic-properties draw:fill="solid" draw:fill-color="#ffffff"/>
      <style:paragraph-properties fo:margin-top="0cm" fo:margin-bottom="0.494cm" style:contextual-spacing="false" fo:line-height="100%" fo:background-color="#ffffff"/>
    </style:style>
    <style:style style:name="P5" style:family="paragraph" style:parent-style-name="Standard" style:list-style-name="WWNum4">
      <loext:graphic-properties draw:fill="solid" draw:fill-color="#ffffff"/>
      <style:paragraph-properties fo:margin-top="0cm" fo:margin-bottom="0cm" style:contextual-spacing="false" fo:line-height="100%" fo:background-color="#ffffff"/>
    </style:style>
    <style:style style:name="P6" style:family="paragraph" style:parent-style-name="Standard" style:list-style-name="WWNum5">
      <loext:graphic-properties draw:fill="solid" draw:fill-color="#ffffff"/>
      <style:paragraph-properties fo:margin-top="0.494cm" fo:margin-bottom="0cm" style:contextual-spacing="false" fo:line-height="100%" fo:background-color="#ffffff"/>
    </style:style>
    <style:style style:name="P7" style:family="paragraph" style:parent-style-name="Standard" style:list-style-name="WWNum5">
      <loext:graphic-properties draw:fill="solid" draw:fill-color="#ffffff"/>
      <style:paragraph-properties fo:margin-top="0cm" fo:margin-bottom="0.494cm" style:contextual-spacing="false" fo:line-height="100%" fo:background-color="#ffffff"/>
    </style:style>
    <style:style style:name="P8" style:family="paragraph" style:parent-style-name="Standard" style:list-style-name="WWNum5">
      <loext:graphic-properties draw:fill="solid" draw:fill-color="#ffffff"/>
      <style:paragraph-properties fo:margin-top="0cm" fo:margin-bottom="0cm" style:contextual-spacing="false" fo:line-height="100%" fo:background-color="#ffffff"/>
    </style:style>
    <style:style style:name="P9" style:family="paragraph" style:parent-style-name="Standard" style:list-style-name="WWNum6">
      <loext:graphic-properties draw:fill="solid" draw:fill-color="#ffffff"/>
      <style:paragraph-properties fo:margin-top="0.494cm" fo:margin-bottom="0cm" style:contextual-spacing="false" fo:line-height="100%" fo:background-color="#ffffff"/>
    </style:style>
    <style:style style:name="P10" style:family="paragraph" style:parent-style-name="Standard" style:list-style-name="WWNum6">
      <loext:graphic-properties draw:fill="solid" draw:fill-color="#ffffff"/>
      <style:paragraph-properties fo:margin-top="0cm" fo:margin-bottom="0.494cm" style:contextual-spacing="false" fo:line-height="100%" fo:background-color="#ffffff"/>
    </style:style>
    <style:style style:name="P11" style:family="paragraph" style:parent-style-name="Standard" style:list-style-name="WWNum6">
      <loext:graphic-properties draw:fill="solid" draw:fill-color="#ffffff"/>
      <style:paragraph-properties fo:margin-top="0cm" fo:margin-bottom="0cm" style:contextual-spacing="false" fo:line-height="100%" fo:background-color="#ffffff"/>
    </style:style>
    <style:style style:name="T1" style:family="text">
      <style:text-properties fo:color="#215689" loext:opacity="100%" style:font-name="Bahnschrift" fo:font-size="22.5pt" fo:letter-spacing="-0.012cm" fo:language="en" fo:country="US" fo:font-weight="bold" fo:background-color="#ffffff" loext:char-shading-value="0" style:font-size-asian="22.5pt" style:font-weight-asian="bold" style:font-size-complex="22.5pt" style:font-weight-complex="bold"/>
    </style:style>
    <style:style style:name="T2" style:family="text">
      <style:text-properties style:font-name="Segoe UI" fo:font-size="11.5pt" fo:letter-spacing="normal" fo:font-weight="normal" style:font-name-asian="Calibri1" style:font-size-asian="11.5pt" style:language-asian="en" style:country-asian="US" style:font-weight-asian="normal" style:font-size-complex="11.5pt" style:font-weight-complex="normal"/>
    </style:style>
    <style:style style:name="T3" style:family="text">
      <style:text-properties style:font-name="Segoe UI" fo:font-size="11.5pt" fo:letter-spacing="normal" fo:font-weight="normal" style:font-name-asian="Calibri1" style:font-size-asian="11.5pt" style:language-asian="en" style:country-asian="US" style:font-weight-asian="normal" style:font-size-complex="11.5pt" style:font-weight-complex="normal" fo:background-color="#ffff00"/>
    </style:style>
    <style:style style:name="T4" style:family="text">
      <style:text-properties style:font-name="Segoe UI" fo:font-size="11.5pt" fo:letter-spacing="normal" fo:font-weight="normal" loext:char-shading-value="0" style:font-name-asian="Calibri1" style:font-size-asian="11.5pt" style:language-asian="en" style:country-asian="US" style:font-weight-asian="normal" style:font-size-complex="11.5pt" style:font-weight-complex="normal" fo:background-color="#ffff00"/>
    </style:style>
    <style:style style:name="T5" style:family="text">
      <style:text-properties style:font-name="Segoe UI" fo:font-size="11.5pt" fo:letter-spacing="normal" fo:font-weight="normal" fo:background-color="#ffff00" loext:char-shading-value="0" style:font-name-asian="Calibri1" style:font-size-asian="11.5pt" style:language-asian="en" style:country-asian="US" style:font-weight-asian="normal" style:font-size-complex="11.5pt" style:font-weight-complex="normal"/>
    </style:style>
    <style:style style:name="T6" style:family="text">
      <style:text-properties style:font-name="Segoe UI" fo:font-size="11.5pt" fo:letter-spacing="normal" fo:font-weight="normal" fo:background-color="transparent" loext:char-shading-value="0" style:font-name-asian="Calibri1" style:font-size-asian="11.5pt" style:language-asian="en" style:country-asian="US" style:font-weight-asian="normal" style:font-size-complex="11.5pt" style:font-weight-complex="normal"/>
    </style:style>
    <style:style style:name="T7" style:family="text">
      <style:text-properties style:font-name="Segoe UI" fo:font-size="11.5pt" style:font-size-asian="11.5pt" style:font-name-complex="Segoe UI1" style:font-size-complex="11.5pt"/>
    </style:style>
    <style:style style:name="T8" style:family="text">
      <style:text-properties style:font-name="Segoe UI" fo:font-size="11.5pt" style:font-size-asian="11.5pt" style:font-size-complex="11.5pt"/>
    </style:style>
    <style:style style:name="T9" style:family="text">
      <style:text-properties style:font-name="Segoe UI" fo:font-size="11.5pt" fo:language="en" fo:country="US" style:font-size-asian="11.5pt" style:font-name-complex="Segoe UI1" style:font-size-complex="11.5pt"/>
    </style:style>
    <style:style style:name="T10" style:family="text">
      <style:text-properties style:font-name="var(--h2-font)"/>
    </style:style>
    <style:style style:name="T11" style:family="text">
      <style:text-properties style:font-name="var(--h2-font)" fo:font-size="18pt" style:font-size-asian="18pt"/>
    </style:style>
    <style:style style:name="T12" style:family="text">
      <style:text-properties fo:color="#454545" loext:opacity="100%" style:font-name="Segoe UI" fo:font-size="11.5pt" style:font-size-asian="11.5pt" style:font-name-complex="Segoe UI1" style:font-size-complex="11.5pt"/>
    </style:style>
    <style:style style:name="T13" style:family="text">
      <style:text-properties fo:color="#454545" loext:opacity="100%" style:font-name="Segoe UI" fo:font-size="11.5pt" fo:language="en" fo:country="US" style:font-size-asian="11.5pt" style:font-name-complex="Segoe UI1" style:font-size-complex="11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_GoBack"/><text:span text:style-name="T1">OER Selbstlernmaterialien</text:span></text:p>
      <text:h text:style-name="P1" text:outline-level="2"><text:span text:style-name="T2">Dieses Dokument ist ein Zusatzmaterial des </text:span><text:a xlink:type="simple" xlink:href="https://liascript.github.io/course/?https://raw.githubusercontent.com/twillo-lehre-teilen/OER-Policy-Kit/main/OER_Policy_Kit.md#1" text:style-name="Internet_20_link" text:visited-style-name="Visited_20_Internet_20_Link"><text:span text:style-name="T6">OER-Policy Kits</text:span></text:a><text:span text:style-name="T6">.</text:span><text:span text:style-name="T2"> Es listet Selbstlernkurse auf durch die Sie sich eigenständig alle notwendigen Kenntnisse und Fähigkeiten zum Umgang mit OER aneignen können. </text:span></text:h>
      <text:h text:style-name="P1" text:outline-level="2"><text:span text:style-name="T10">Von Hochschulen</text:span></text:h>
      <text:list xml:id="list3782951308" text:style-name="WWNum4">
        <text:list-item>
          <text:p text:style-name="P3"><text:a xlink:type="simple" xlink:href="http://openilias.uni-goettingen.de/openilias/goto_openilias_crs_369.html" office:target-frame-name="_blank" xlink:show="new" text:style-name="Internet_20_link" text:visited-style-name="Visited_20_Internet_20_Link"><text:span text:style-name="Internet_20_link"><text:span text:style-name="T7">Kurs</text:span></text:span></text:a><text:span text:style-name="T12"> der Georg-August-Universität Uni Göttingen</text:span></text:p>
          <text:list>
            <text:list-item>
              <text:p text:style-name="P5"><text:span text:style-name="T12">Kein Account nötig</text:span></text:p>
            </text:list-item>
            <text:list-item>
              <text:p text:style-name="P5"><text:span text:style-name="T12">Keine Dauer angegeben (sieht aber überschaubar aus)</text:span></text:p>
            </text:list-item>
          </text:list>
        </text:list-item>
        <text:list-item>
          <text:p text:style-name="P5"><text:span text:style-name="T12">von der Ruhr-Universität Bochum</text:span></text:p>
          <text:list>
            <text:list-item>
              <text:p text:style-name="P5"><text:a xlink:type="simple" xlink:href="https://moodle.ruhr-uni-bochum.de/course/view.php?id=21966&amp;section=1#tabs-tree-start" office:target-frame-name="_blank" xlink:show="new" text:style-name="Internet_20_link" text:visited-style-name="Visited_20_Internet_20_Link"><text:span text:style-name="Internet_20_link"><text:span text:style-name="T7">Selbstlernkurs zur Öffnung von Lehre und Lernen: Open Educational Resources</text:span></text:span></text:a><text:span text:style-name="T12"> von der RUB 3</text:span></text:p>
              <text:list>
                <text:list-item>
                  <text:p text:style-name="P5"><text:span text:style-name="T12">Kein Account nötig</text:span></text:p>
                </text:list-item>
                <text:list-item>
                  <text:p text:style-name="P5"><text:span text:style-name="T12">Keine Dauer angegeben (sieht aber überschaubar aus)</text:span></text:p>
                </text:list-item>
              </text:list>
            </text:list-item>
            <text:list-item>
              <text:p text:style-name="P5"><text:span text:style-name="T12">"</text:span><text:a xlink:type="simple" xlink:href="https://lehreladen.rub.de/e-learning-technik-in-der-lehre/open-educational-resources/creative-commons/" office:target-frame-name="_blank" xlink:show="new" text:style-name="Internet_20_link" text:visited-style-name="Visited_20_Internet_20_Link"><text:span text:style-name="Internet_20_link"><text:span text:style-name="T7">Lehre Laden</text:span></text:span></text:a><text:span text:style-name="T12">"</text:span></text:p>
              <text:list>
                <text:list-item>
                  <text:p text:style-name="P5"><text:span text:style-name="T12">kein Account nötig</text:span></text:p>
                </text:list-item>
              </text:list>
            </text:list-item>
          </text:list>
        </text:list-item>
        <text:list-item>
          <text:p text:style-name="P5"><text:a xlink:type="simple" xlink:href="http://openilias.uni-goettingen.de/openilias/goto_openilias_lm_921.html" text:style-name="Internet_20_link" text:visited-style-name="Visited_20_Internet_20_Link"><text:span text:style-name="Internet_20_link"><text:span text:style-name="T7">OER Kurs</text:span></text:span></text:a><text:span text:style-name="T12"> der Uni Göttingen</text:span></text:p>
          <text:list>
            <text:list-item>
              <text:p text:style-name="P5"><text:span text:style-name="T12">kein Account nötig</text:span></text:p>
            </text:list-item>
            <text:list-item>
              <text:p text:style-name="P5"><text:span text:style-name="T12">für Anfänger und Fortgeschrittene</text:span></text:p>
            </text:list-item>
            <text:list-item>
              <text:p text:style-name="P5"><text:span text:style-name="T12">6 Kapitel à 20-30 Minuten</text:span></text:p>
            </text:list-item>
          </text:list>
        </text:list-item>
        <text:list-item>
          <text:p text:style-name="P5"><text:span text:style-name="T12">"</text:span><text:a xlink:type="simple" xlink:href="https://www.edulabs.uni-koeln.de/goto.php?target=crs_2218&amp;client_id=iliasedulabs" office:target-frame-name="_blank" xlink:show="new" text:style-name="Internet_20_link" text:visited-style-name="Visited_20_Internet_20_Link"><text:span text:style-name="Internet_20_link"><text:span text:style-name="T7">OER Glossar</text:span></text:span></text:a><text:span text:style-name="T12">" des ORCA.nrw Netzwerks</text:span></text:p>
          <text:list>
            <text:list-item>
              <text:p text:style-name="P5"><text:span text:style-name="T12">offen für alle (auf Ilias-Basis)</text:span></text:p>
            </text:list-item>
            <text:list-item>
              <text:p text:style-name="P5"><text:span text:style-name="T12">zusammengetragen von den ORCA-Netzwerkstellen</text:span></text:p>
            </text:list-item>
          </text:list>
        </text:list-item>
        <text:list-item>
          <text:p text:style-name="P5"><text:span text:style-name="T13">Hamburg Open Online University (HOOU):</text:span></text:p>
          <text:list>
            <text:list-item>
              <text:p text:style-name="P5"><text:span text:style-name="T12">Grundlagenkurs "</text:span><text:a xlink:type="simple" xlink:href="https://oerientation.hoou.tuhh.de/Inhalt/Grundlagen/OpenEducationalResources/was-sind-oer.html" office:target-frame-name="_blank" xlink:show="new" text:style-name="Internet_20_link" text:visited-style-name="Visited_20_Internet_20_Link"><text:span text:style-name="Internet_20_link"><text:span text:style-name="T7">OERientation</text:span></text:span></text:a><text:span text:style-name="T12">" zur Einführung in das Thema OER mit Inhalten zu: Was sind OER, Offenheit von OER, Lizenzen von OER, Potenziale von OER</text:span></text:p>
            </text:list-item>
            <text:list-item>
              <text:p text:style-name="P5"><text:span text:style-name="T12">der Kurs "</text:span><text:a xlink:type="simple" xlink:href="https://learn.hoou.de/course/view.php?id=69" office:target-frame-name="_blank" xlink:show="new" text:style-name="Internet_20_link" text:visited-style-name="Visited_20_Internet_20_Link"><text:span text:style-name="Internet_20_link"><text:span text:style-name="T7">OER FAQ</text:span></text:span></text:a><text:span text:style-name="T12">"</text:span></text:p>
            </text:list-item>
            <text:list-item>
              <text:p text:style-name="P5"><text:span text:style-name="T12">H5P Element "</text:span><text:a xlink:type="simple" xlink:href="https://www.hoou.de/projects/oer-recht-rechtslotse-oer-produktion/preview" office:target-frame-name="_blank" xlink:show="new" text:style-name="Internet_20_link" text:visited-style-name="Visited_20_Internet_20_Link"><text:span text:style-name="Internet_20_link"><text:span text:style-name="T7">Rechtslotse</text:span></text:span></text:a><text:span text:style-name="T12">" von der Hamburg Open Online University (HOOU)</text:span></text:p>
              <text:list>
                <text:list-item>
                  <text:p text:style-name="P5"><text:span text:style-name="T12">Sensibilisierung für rechtliche Aspekte bei der Produktion von Open Educational Resources (OER)</text:span></text:p>
                </text:list-item>
                <text:list-item>
                  <text:p text:style-name="P5"><text:span text:style-name="T12">nützliche Links und Hilfestellungen mit Fokus auf Recht für die Erstellung und Veröffentlichung von OER</text:span></text:p>
                </text:list-item>
                <text:list-item>
                  <text:p text:style-name="P5"><text:span text:style-name="T12">Dauer ca. 30 Minuten</text:span></text:p>
                </text:list-item>
                <text:list-item>
                  <text:p text:style-name="P5"><text:span text:style-name="T12">H5P Element steht zum </text:span><text:a xlink:type="simple" xlink:href="https://oer.hoou.de/edu-sharing/components/render/3ee0b204-77bb-4d7e-946b-920d6ed7807e?repository=edu-sharing&amp;closeOnBack=true" office:target-frame-name="_blank" xlink:show="new" text:style-name="Internet_20_link" text:visited-style-name="Visited_20_Internet_20_Link"><text:span text:style-name="Internet_20_link"><text:span text:style-name="T7">Download</text:span></text:span></text:a><text:span text:style-name="T12"> zur Verfügung</text:span></text:p>
                </text:list-item>
              </text:list>
            </text:list-item>
          </text:list>
        </text:list-item>
        <text:list-item>
          <text:p text:style-name="P5"><text:span text:style-name="T12">Uni Graz: MOOC "</text:span><text:a xlink:type="simple" xlink:href="https://imoox.at/course/oermooc" office:target-frame-name="_blank" xlink:show="new" text:style-name="Internet_20_link" text:visited-style-name="Visited_20_Internet_20_Link"><text:span text:style-name="Internet_20_link"><text:span text:style-name="T7">OER nutzen und erstellen</text:span></text:span></text:a><text:span text:style-name="T12">" (Lizenz CC BY)</text:span></text:p>
          <text:list>
            <text:list-item>
              <text:p text:style-name="P5"><text:span text:style-name="T12">Registrierung bei iMOOX erforderlich (kostenlos)</text:span></text:p>
            </text:list-item>
            <text:list-item>
              <text:p text:style-name="P5"><text:span text:style-name="T12">4 Lektionen (2h pro Lektion)</text:span></text:p>
            </text:list-item>
          </text:list>
        </text:list-item>
        <text:list-item>
          <text:p text:style-name="P5"><text:span text:style-name="T13">TU Graz: MOOC "</text:span><text:a xlink:type="simple" xlink:href="https://imoox.at/course/OERinHE" office:target-frame-name="_blank" xlink:show="new" text:style-name="Internet_20_link" text:visited-style-name="Visited_20_Internet_20_Link"><text:span text:style-name="Internet_20_link"><text:span text:style-name="T9">Open Educational Resources (OER) in Higher Education</text:span></text:span></text:a><text:span text:style-name="T13">"</text:span></text:p>
          <text:list>
            <text:list-item>
              <text:p text:style-name="P5"><text:span text:style-name="T12">Registrierung bei iMOOX erforderlich (kostenlos)</text:span></text:p>
            </text:list-item>
            <text:list-item>
              <text:p text:style-name="P5"><text:span text:style-name="T12">4 Lektionen (2h pro Lektion)</text:span></text:p>
            </text:list-item>
            <text:list-item>
              <text:p text:style-name="P5"><text:span text:style-name="T12">von und mit Sandra Schön und Martin Ebner</text:span></text:p>
            </text:list-item>
            <text:list-item>
              <text:p text:style-name="P5"><text:span text:style-name="T12">verfügbar in 10 Sprachen</text:span></text:p>
            </text:list-item>
            <text:list-item>
              <text:p text:style-name="P4"><text:span text:style-name="T12">Inhalte des MOOCs werden in einer Lehrveranstaltung der TU Graz vertieft. Für ordentliche Studierende an der TU Graz ist diese Lehrveranstaltung als Freifach anrechenbar und richtet sich </text:span><text:soft-page-break/><text:span text:style-name="T12">insbesondere an Studierende der Studienrichtung „Lehramt Informatik“.</text:span></text:p>
            </text:list-item>
          </text:list>
        </text:list-item>
      </text:list>
      <text:h text:style-name="P1" text:outline-level="2"><text:span text:style-name="T10">Von anderen Institutionen</text:span></text:h>
      <text:list xml:id="list587791471" text:style-name="WWNum5">
        <text:list-item>
          <text:p text:style-name="P6"><text:span text:style-name="T12">Kurse vom </text:span><text:a xlink:type="simple" xlink:href="https://lernbereich.wb-web.de/#/frei-stoebern" office:target-frame-name="_blank" xlink:show="new" text:style-name="Internet_20_link" text:visited-style-name="Visited_20_Internet_20_Link"><text:span text:style-name="Internet_20_link"><text:span text:style-name="T7">Deutschen Institut für Erwachsenenbildung</text:span></text:span></text:a><text:span text:style-name="T12"> (DIE).</text:span></text:p>
          <text:list>
            <text:list-item>
              <text:p text:style-name="P8"><text:span text:style-name="T12">Account benötigt</text:span></text:p>
            </text:list-item>
            <text:list-item>
              <text:p text:style-name="P8"><text:span text:style-name="T12">nach Erstellung des Accounts: „Open Educational Resources“ in das Suchfeld ("frei stöbern") eingeben:</text:span></text:p>
              <text:list>
                <text:list-item>
                  <text:p text:style-name="P8"><text:span text:style-name="T12">ein 2 stündiger Kurs mit 6 Lektionen</text:span></text:p>
                </text:list-item>
                <text:list-item>
                  <text:p text:style-name="P8"><text:span text:style-name="T12">ein 1 3/4 stündiger Kurs mit 4 Lektionen</text:span></text:p>
                </text:list-item>
              </text:list>
            </text:list-item>
          </text:list>
        </text:list-item>
        <text:list-item>
          <text:p text:style-name="P7"><text:a xlink:type="simple" xlink:href="https://www.bpb.de/themen/digitalisierung/urheberrecht/170001/glossar/" office:target-frame-name="_blank" xlink:show="new" text:style-name="Internet_20_link" text:visited-style-name="Visited_20_Internet_20_Link"><text:span text:style-name="Internet_20_link"><text:span text:style-name="T7">Glossar</text:span></text:span></text:a><text:span text:style-name="T12"> zum Urheberrecht von der Bundeszentrale für politische Bildung (BPB)</text:span></text:p>
        </text:list-item>
      </text:list>
      <text:h text:style-name="P1" text:outline-level="2"><text:span text:style-name="T10">Private Anbieter</text:span></text:h>
      <text:list xml:id="list2936741001" text:style-name="WWNum6">
        <text:list-item>
          <text:p text:style-name="P9"><text:span text:style-name="T12">"</text:span><text:a xlink:type="simple" xlink:href="https://einstiegoer.de/willkommen.html" office:target-frame-name="_blank" xlink:show="new" text:style-name="Internet_20_link" text:visited-style-name="Visited_20_Internet_20_Link"><text:span text:style-name="Internet_20_link"><text:span text:style-name="T7">Einstieg in OER</text:span></text:span></text:a><text:span text:style-name="T12">" von Nele Hirsch</text:span></text:p>
          <text:list>
            <text:list-item>
              <text:p text:style-name="P11"><text:span text:style-name="T12">Nele Hirsch ist eine bekannte Größe im UnivOERsum</text:span></text:p>
            </text:list-item>
            <text:list-item>
              <text:p text:style-name="P11"><text:span text:style-name="T12">relativ umfangreich</text:span></text:p>
            </text:list-item>
            <text:list-item>
              <text:p text:style-name="P11"><text:span text:style-name="T12">Viele Videos</text:span></text:p>
            </text:list-item>
          </text:list>
        </text:list-item>
        <text:list-item>
          <text:p text:style-name="P11"><text:span text:style-name="T12">"</text:span><text:a xlink:type="simple" xlink:href="https://www.oncampus.de/weiterbildung/moocs/oer-fachexperten" office:target-frame-name="_blank" xlink:show="new" text:style-name="Internet_20_link" text:visited-style-name="Visited_20_Internet_20_Link"><text:span text:style-name="Internet_20_link"><text:span text:style-name="T7">OER-Fachexperten</text:span></text:span></text:a><text:span text:style-name="T12">" MOOC von </text:span><text:a xlink:type="simple" xlink:href="https://www.oncampus.de/ueber-uns" office:target-frame-name="_blank" xlink:show="new" text:style-name="Internet_20_link" text:visited-style-name="Visited_20_Internet_20_Link"><text:span text:style-name="Internet_20_link"><text:span text:style-name="T7">Oncampus</text:span></text:span></text:a></text:p>
          <text:list>
            <text:list-item>
              <text:p text:style-name="P11"><text:span text:style-name="T12">Sehr umfangreich</text:span></text:p>
            </text:list-item>
            <text:list-item>
              <text:p text:style-name="P11"><text:span text:style-name="T12">in diesem Kurs gibt es sogar </text:span><text:a xlink:type="simple" xlink:href="https://www.oncampus.de/weiterbildung/moocs/oer-fachexperten#:~:text=In%20diesem%20Kurs%20kannst%20du%20Badges%20und%20ein%20Weiterbildungszertifikat%20erhalten." office:target-frame-name="_blank" xlink:show="new" text:style-name="Internet_20_link" text:visited-style-name="Visited_20_Internet_20_Link"><text:span text:style-name="Internet_20_link"><text:span text:style-name="T7">Badges</text:span></text:span></text:a><text:span text:style-name="T12"> zu verdienen</text:span></text:p>
            </text:list-item>
            <text:list-item>
              <text:p text:style-name="P11"><text:span text:style-name="T12">durch die Qualitätsmanagement-Systeme </text:span><text:span text:style-name="Strong"><text:span text:style-name="T8">ISO 9001</text:span></text:span><text:span text:style-name="T12"> und </text:span><text:span text:style-name="Strong"><text:span text:style-name="T8">ISO 29990</text:span></text:span><text:span text:style-name="T12"> zertifiziert</text:span></text:p>
            </text:list-item>
            <text:list-item>
              <text:p text:style-name="P11"><text:span text:style-name="T12">dieser Kurs ist etwas besonders, da man hier auch einen ganz umfangreichen </text:span><text:a xlink:type="simple" xlink:href="https://www.oer-fachexperten.de/neue-fortbildungsrunde-2022/" office:target-frame-name="_blank" xlink:show="new" text:style-name="Internet_20_link" text:visited-style-name="Visited_20_Internet_20_Link"><text:span text:style-name="Internet_20_link"><text:span text:style-name="T7">Zertifikatskurs</text:span></text:span></text:a><text:span text:style-name="T12"> zum „OER Fachexperten“ machen kann. Der Kurs hat </text:span><text:span text:style-name="Emphasis"><text:span text:style-name="T12">auch</text:span></text:span><text:span text:style-name="T12"> kostenpflichtige Anteile (ca. 1300€) in Form von Workshops und wird mit einer Prüfung abgeschlossen.</text:span></text:p>
            </text:list-item>
            <text:list-item>
              <text:p text:style-name="P11"><text:span text:style-name="T12">noch aktives Forum</text:span></text:p>
            </text:list-item>
          </text:list>
        </text:list-item>
        <text:list-item>
          <text:p text:style-name="P11"><text:a xlink:type="simple" xlink:href="https://ip-fuehrerschein.de/kurs/wissenschaft" office:target-frame-name="_blank" xlink:show="new" text:style-name="Internet_20_link" text:visited-style-name="Visited_20_Internet_20_Link"><text:span text:style-name="Internet_20_link"><text:span text:style-name="T7">IP Führerschein</text:span></text:span></text:a><text:span text:style-name="T12"> Schwerpunkt Hochschule</text:span></text:p>
          <text:list>
            <text:list-item>
              <text:p text:style-name="P11"><text:span text:style-name="T12">Kurse zum Thema "</text:span><text:span text:style-name="Emphasis"><text:span text:style-name="T12">intellectual property</text:span></text:span><text:span text:style-name="T12">" (= geistiges Eigentum) in der Wissenschaft bzw. Hochschule</text:span></text:p>
            </text:list-item>
            <text:list-item>
              <text:p text:style-name="P11"><text:span text:style-name="T12">der Kurs bietet 2 Module</text:span></text:p>
              <text:list>
                <text:list-item>
                  <text:p text:style-name="P11"><text:span text:style-name="T12">Patentrecht: nicht so relevant für den Umgang mit OER</text:span></text:p>
                </text:list-item>
                <text:list-item>
                  <text:p text:style-name="P11"><text:span text:style-name="Strong"><text:span text:style-name="T8">Urheberecht</text:span></text:span><text:span text:style-name="T12">: Hier werden Kenntnisse zum Urheberrecht und den Folgen von Rechtsverletzungen vermittelt. Folgende Schwerpunkte werden thematisiert:</text:span></text:p>
                  <text:list>
                    <text:list-item>
                      <text:p text:style-name="P11"><text:span text:style-name="T12">Stellung des Urheberrechts im Schutzrechtssystem</text:span></text:p>
                    </text:list-item>
                    <text:list-item>
                      <text:p text:style-name="P11"><text:span text:style-name="T12">Entstehen urheberrechtlichen Schutzes &amp; Begriff des Urhebers</text:span></text:p>
                    </text:list-item>
                    <text:list-item>
                      <text:p text:style-name="P11"><text:span text:style-name="T12">Geschützte Werke und Leistungsschutz</text:span></text:p>
                    </text:list-item>
                    <text:list-item>
                      <text:p text:style-name="P11"><text:span text:style-name="T12">Rechte des Urhebers und Leistungsschutzrechte</text:span></text:p>
                    </text:list-item>
                    <text:list-item>
                      <text:p text:style-name="P11"><text:span text:style-name="T12">Rechtsverletzungen und deren Folgen</text:span></text:p>
                    </text:list-item>
                    <text:list-item>
                      <text:p text:style-name="P11"><text:span text:style-name="T12">Schranken des Urheberrechts</text:span></text:p>
                    </text:list-item>
                    <text:list-item>
                      <text:p text:style-name="P11"><text:span text:style-name="T12">Besonderheiten im Arbeitsverhältnis an Hochschulen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12">Sehr umfangreicher Kurs, mitunter zu tief für OER aber wenn man ihn absolviert und bestanden hat auf jeden fall eine solide Grundlage</text:span></text:p>
            </text:list-item>
            <text:list-item>
              <text:p text:style-name="P10"><text:span text:style-name="T12">Zwischen- und Abschlusstest</text:span>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hnschrift" svg:font-family="Bahnschrift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var(--h1-font)" svg:font-family="var(--h1-font)" style:font-family-generic="roman" style:font-pitch="variable"/>
    <style:font-face style:name="var(--h2-font)" svg:font-family="var(--h2-font)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loext:linked-style-name="Überschrift_20_1_20_Zchn" style:default-outline-level="1" style:list-style-name="" style:class="text">
      <loext:graphic-properties draw:fill="solid" draw:fill-color="#ffffff"/>
      <style:paragraph-properties fo:margin-top="0.494cm" fo:margin-bottom="0.494cm" style:contextual-spacing="false" fo:line-height="100%" fo:text-align="center" style:justify-single-word="false" fo:background-color="#ffffff"/>
      <style:text-properties fo:color="#454545" loext:opacity="100%" style:font-name="var(--h1-font)" fo:font-family="var(--h1-font)" style:font-family-generic="roman" style:font-pitch="variable" fo:font-size="24pt" fo:letter-spacing="-0.007cm" fo:font-weight="bold" style:letter-kerning="true" style:font-name-asian="Times New Roman1" style:font-family-asian="'Times New Roman'" style:font-family-generic-asian="system" style:font-pitch-asian="variable" style:font-size-asian="24pt" style:language-asian="de" style:country-asian="DE" style:font-weight-asian="bold" style:font-name-complex="Segoe UI1" style:font-family-complex="'Segoe U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loext:linked-style-name="Überschrift_20_2_20_Zchn" style:default-outline-level="2" style:list-style-name="" style:class="text">
      <loext:graphic-properties draw:fill="solid" draw:fill-color="#ffffff"/>
      <style:paragraph-properties fo:margin-top="0.494cm" fo:margin-bottom="0.494cm" style:contextual-spacing="false" fo:line-height="100%" fo:background-color="#ffffff"/>
      <style:text-properties fo:color="#454545" loext:opacity="100%" style:font-name="Bahnschrift" fo:font-family="Bahnschrift" style:font-family-generic="roman" style:font-pitch="variable" fo:font-size="16pt" fo:letter-spacing="-0.007cm" fo:font-weight="bold" style:font-name-asian="Times New Roman1" style:font-family-asian="'Times New Roman'" style:font-family-generic-asian="system" style:font-pitch-asian="variable" style:font-size-asian="16pt" style:language-asian="de" style:country-asian="DE" style:font-weight-asian="bold" style:font-name-complex="Segoe UI1" style:font-family-complex="'Segoe UI'" style:font-family-generic-complex="system" style:font-pitch-complex="variable" style:font-size-complex="18pt" style:font-weight-complex="bold"/>
    </style:style>
    <style:style style:name="Title" style:family="paragraph" style:parent-style-name="Heading_20_1" style:next-style-name="Standard" loext:linked-style-name="Titel_20_Zchn" style:class="chapter"/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de" style:country-asian="DE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>
      <style:text-properties fo:color="#454545" loext:opacity="100%" style:font-name="var(--h1-font)" fo:font-family="var(--h1-font)" style:font-family-generic="roman" style:font-pitch="variable" fo:font-size="24pt" fo:letter-spacing="-0.007cm" fo:font-weight="bold" style:letter-kerning="true" fo:background-color="#ffffff" style:font-name-asian="Times New Roman1" style:font-family-asian="'Times New Roman'" style:font-family-generic-asian="system" style:font-pitch-asian="variable" style:font-size-asian="24pt" style:language-asian="de" style:country-asian="DE" style:font-weight-asian="bold" style:font-name-complex="Segoe UI1" style:font-family-complex="'Segoe UI'" style:font-family-generic-complex="system" style:font-pitch-complex="variable" style:font-size-complex="24pt" style:font-weight-complex="bold"/>
    </style:style>
    <style:style style:name="Überschrift_20_2_20_Zchn" style:display-name="Überschrift 2 Zchn" style:family="text" style:parent-style-name="Default_20_Paragraph_20_Font">
      <style:text-properties fo:color="#454545" loext:opacity="100%" style:font-name="Bahnschrift" fo:font-family="Bahnschrift" style:font-family-generic="roman" style:font-pitch="variable" fo:font-size="16pt" fo:letter-spacing="-0.007cm" fo:font-weight="bold" fo:background-color="#ffffff" style:font-name-asian="Times New Roman1" style:font-family-asian="'Times New Roman'" style:font-family-generic-asian="system" style:font-pitch-asian="variable" style:font-size-asian="16pt" style:language-asian="de" style:country-asian="DE" style:font-weight-asian="bold" style:font-name-complex="Segoe UI1" style:font-family-complex="'Segoe UI'" style:font-family-generic-complex="system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Titel_20_Zchn" style:display-name="Titel Zchn" style:family="text" style:parent-style-name="Default_20_Paragraph_20_Font">
      <style:text-properties fo:color="#454545" loext:opacity="100%" style:font-name="var(--h1-font)" fo:font-family="var(--h1-font)" style:font-family-generic="roman" style:font-pitch="variable" fo:font-size="24pt" fo:letter-spacing="-0.007cm" fo:font-weight="bold" style:letter-kerning="true" fo:background-color="#ffffff" style:font-name-asian="Times New Roman1" style:font-family-asian="'Times New Roman'" style:font-family-generic-asian="system" style:font-pitch-asian="variable" style:font-size-asian="24pt" style:language-asian="de" style:country-asian="DE" style:font-weight-asian="bold" style:font-name-complex="Segoe UI1" style:font-family-complex="'Segoe UI'" style:font-family-generic-complex="system" style:font-pitch-complex="variable" style:font-size-complex="24pt" style:font-weight-complex="bold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/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/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rank Homp</meta:initial-creator>
    <meta:editing-cycles>3</meta:editing-cycles>
    <meta:creation-date>2024-02-23T14:55:00</meta:creation-date>
    <dc:date>2024-03-11T11:03:52.552087372</dc:date>
    <meta:editing-duration>PT1M16S</meta:editing-duration>
    <meta:generator>LibreOffice/7.3.7.2$Linux_X86_64 LibreOffice_project/30$Build-2</meta:generator>
    <meta:document-statistic meta:table-count="0" meta:image-count="0" meta:object-count="0" meta:page-count="2" meta:paragraph-count="68" meta:word-count="578" meta:character-count="3728" meta:non-whitespace-character-count="3280"/>
    <meta:user-defined meta:name="AppVersion">16.0000</meta:user-defined>
    <meta:user-defined meta:name="Company">Universitaet Bielefeld</meta:user-defined>
    <meta:template xlink:type="simple" xlink:actuate="onRequest" xlink:title="Normal" xlink:href=""/>
  </office:meta>
</office:document-meta>
</file>